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9" table:default-cell-style-name="Default"/>
        <table:table-row table:style-name="ro1">
          <table:table-cell table:style-name="ce1" office:value-type="string">
            <text:p>Call #</text:p>
          </table:table-cell>
          <table:table-cell table:style-name="ce1" office:value-type="string">
            <text:p>IntNum</text:p>
          </table:table-cell>
          <table:table-cell table:style-name="ce1" office:value-type="string">
            <text:p>AXVal</text:p>
          </table:table-cell>
          <table:table-cell table:style-name="ce1" office:value-type="string">
            <text:p>BX</text:p>
          </table:table-cell>
          <table:table-cell table:style-name="ce1" office:value-type="string">
            <text:p>ES</text:p>
          </table:table-cell>
          <table:table-cell table:style-name="ce1" office:value-type="string">
            <text:p>CS</text:p>
          </table:table-cell>
          <table:table-cell table:style-name="ce1" office:value-type="string">
            <text:p>IP</text:p>
          </table:table-cell>
          <table:table-cell table:style-name="ce1" office:value-type="string">
            <text:p>AX Return</text:p>
          </table:table-cell>
          <table:table-cell table:style-name="ce1" office:value-type="string">
            <text:p>Flags Retur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x0013</text:p>
          </table:table-cell>
          <table:table-cell office:value-type="string">
            <text:p>0x0000</text:p>
          </table:table-cell>
          <table:table-cell office:value-type="string">
            <text:p>0x0078</text:p>
          </table:table-cell>
          <table:table-cell table:number-columns-repeated="2" office:value-type="string">
            <text:p>0x0000</text:p>
          </table:table-cell>
          <table:table-cell office:value-type="string">
            <text:p>0x7c70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500</text:p>
          </table:table-cell>
          <table:table-cell table:number-columns-repeated="2" office:value-type="string">
            <text:p>0x0000</text:p>
          </table:table-cell>
          <table:table-cell office:value-type="string">
            <text:p>0x7d9b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0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700</text:p>
          </table:table-cell>
          <table:table-cell table:number-columns-repeated="2" office:value-type="string">
            <text:p>0x0000</text:p>
          </table:table-cell>
          <table:table-cell office:value-type="string">
            <text:p>0x7d9b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0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900</text:p>
          </table:table-cell>
          <table:table-cell table:number-columns-repeated="2" office:value-type="string">
            <text:p>0x0000</text:p>
          </table:table-cell>
          <table:table-cell office:value-type="string">
            <text:p>0x7d9b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0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b00</text:p>
          </table:table-cell>
          <table:table-cell table:number-columns-repeated="2" office:value-type="string">
            <text:p>0x0000</text:p>
          </table:table-cell>
          <table:table-cell office:value-type="string">
            <text:p>0x7d9b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0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0x0012</text:p>
          </table:table-cell>
          <table:table-cell office:value-type="string">
            <text:p>0x0000</text:p>
          </table:table-cell>
          <table:table-cell office:value-type="string">
            <text:p>0x0021</text:p>
          </table:table-cell>
          <table:table-cell office:value-type="string">
            <text:p>0x0000</text:p>
          </table:table-cell>
          <table:table-cell office:value-type="string">
            <text:p>0x0070</text:p>
          </table:table-cell>
          <table:table-cell office:value-type="string">
            <text:p>0x01e9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000</text:p>
          </table:table-cell>
          <table:table-cell office:value-type="string">
            <text:p>0x9f9f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9f9f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0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000</text:p>
          </table:table-cell>
          <table:table-cell office:value-type="string">
            <text:p>0x9f9f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9f9f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2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4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6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8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a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c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e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10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12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14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16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18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1a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1c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1e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20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22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24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26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28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2a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2c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2e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30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32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34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36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38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3a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3c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3e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40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42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44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46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48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4a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4c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4e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50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52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54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56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58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5a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5c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5e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60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62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64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66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68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6a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6c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6e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70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72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74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76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78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7a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7c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7e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80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82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84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86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88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8a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8c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8e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90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92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94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96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98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0x0011</text:p>
          </table:table-cell>
          <table:table-cell office:value-type="string">
            <text:p>0x0000</text:p>
          </table:table-cell>
          <table:table-cell office:value-type="string">
            <text:p>0x0021</text:p>
          </table:table-cell>
          <table:table-cell table:number-columns-repeated="2" office:value-type="string">
            <text:p>0x0070</text:p>
          </table:table-cell>
          <table:table-cell office:value-type="string">
            <text:p>0x1871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0x0015</text:p>
          </table:table-cell>
          <table:table-cell office:value-type="string">
            <text:p>0xc000</text:p>
          </table:table-cell>
          <table:table-cell office:value-type="string">
            <text:p>0x0021</text:p>
          </table:table-cell>
          <table:table-cell table:number-columns-repeated="2" office:value-type="string">
            <text:p>0x0070</text:p>
          </table:table-cell>
          <table:table-cell office:value-type="string">
            <text:p>0x18d6</text:p>
          </table:table-cell>
          <table:table-cell table:number-columns-repeated="2" office:value-type="string">
            <text:p>0x00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B1:Sheet1.I19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5">02/25/2013</text:date>, <text:time>19:0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Register</meta:initial-creator>
    <meta:creation-date>2013-02-21T10:13:46</meta:creation-date>
    <dc:date>2013-02-25T19:01:51</dc:date>
    <dc:creator>Chris Register</dc:creator>
    <meta:editing-duration>PT12H33M57S</meta:editing-duration>
    <meta:editing-cycles>8</meta:editing-cycles>
    <meta:generator>LibreOffice/3.3$Linux LibreOffice_project/330m19$Build-401</meta:generator>
    <meta:document-statistic meta:table-count="3" meta:cell-count="1539" meta:object-count="0"/>
  </office:meta>
</office:document-meta>
</file>